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paragraph-rsid="0009fb93"/>
    </style:style>
    <style:style style:name="P2" style:family="paragraph" style:parent-style-name="Standard">
      <style:text-properties officeooo:paragraph-rsid="0009fb93"/>
    </style:style>
    <style:style style:name="P3"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 FF 10_G-Gym]] Mathematik; Fritz Folter.</text:span></text:p>
      <text:p text:style-name="P2"><text:span text:style-name="T1">Im Unterricht zur Mathematik wurden Grundlagen zur Algebra und zur Stereometrie bearbeitet; das Jahr endete mit einer Epoche zur Trigonometrie.</text:span></text:p>
      <text:p text:style-name="P1"/>
      <text:p text:style-name="Standard">[101] 10_G/Gym: Annegret Adelig.</text:p>
      <text:p text:style-name="P2"><text:span text:style-name="T1">Annegret arbeitete auch in diesem Jahr fleißig, aufmerksam und interessiert mit. Sie verstand die behandelten Inhalte recht schnell und konnte die Rechentechniken erfolgreich einsetzen, bis auf eine Neigung zu Flüchtigkeitsfehlern. Auch für komplexere Aufgaben fand sie passende Ansätze. Insgesamt eine gute Leistung.</text:span></text:p>
      <text:p text:style-name="P1"/>
      <text:p text:style-name="Standard">[102] 10_G/Gym: Bertha Bunte.</text:p>
      <text:p text:style-name="P2"><text:span text:style-name="T1">Bertha arbeitete fleißig und aufmerksam im Unterricht mit. Sie konnte die behandelten Rechentechniken erfolgreich einsetzen, bei komplexeren Aufgaben fiel es ihr jedoch nicht so leicht auf geeignete Ansätze zu kommen. Bertha zeigte noch einige unsichere Stellen, z. B. bei Bruchgleichungen, und ihr fehlte manchmal der Überblick über einen Themenbereich, sodass sie versuchte, sich an Rezeptlösungen festzuklammern, was ihre Flexibilität im Umgang mit komplexeren Anforderungen etwas hemmte. Insgesamt lagen ihre Leistungen auf einem befriedigenden Niveau.</text:span></text:p>
      <text:p text:style-name="P1"/>
      <text:p text:style-name="Standard">[103] 10_G/Gym: Christian Carstensen.</text:p>
      <text:p text:style-name="P2"><text:span text:style-name="T1">Christian kam am Anfang des Schuljahres in die Gruppe. Es zeigte sich, dass er die Verfahren sicher beherrscht und er verstand die behandelten Themen schnell. Er konnte die Rechentechniken erfolgreich einsetzen, anscheinend ohne besondere Anstrengung. Hier und da tauchten jedoch Unsicherheiten auf, z. B. im Umgang mit Bruchgleichungen. Seine Leistungen lagen insgesamt im guten Bereich.</text:span></text:p>
      <text:p text:style-name="P2"><text:span text:style-name="T1"/></text:p>
      <text:p text:style-name="Standard">[104] 10_G/Gym: David Dämmermann.</text:p>
      <text:p text:style-name="P2"><text:span text:style-name="T1">Ab und zu zeigte David, dass er mehr Potential hat, als seine durch minimalen Arbeitseinsatz entstandenen Lernfortschritte suggerieren würden. Er ließ sich im Unterricht gern ablenken, war oft in Gespräche verwickelt, die nichts mit den behandelten Themen zu tun hatten, fing nur sehr langsam an zu arbeiten und erreichte in der gegebenen Zeit meistens sehr wenig. Selten stellte er Fragen. In der Trigonometrie-Epoche kam er häufig zu spät. Insgesamt schwankten Davids Leistungen zwischen mangelhaft und ausreichend, ohne erkennbare Steigerung. Um mit den zukünftigen Anforderungen Schritt halten zu können, wird er deutlich effektiver, konzentrierter und produktiver arbeiten müssen, auch außerhalb des Unterrichts und einschließlich des ordentlichen Erlernens der behandelten Rechentechnike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7:00:55.743397761</dc:date>
    <meta:editing-cycles>5</meta:editing-cycles>
    <meta:editing-duration>PT7M32S</meta:editing-duration>
    <meta:generator>LibreOffice/6.0.2.1$Linux_X86_64 LibreOffice_project/00m0$Build-1</meta:generator>
    <meta:document-statistic meta:table-count="0" meta:image-count="0" meta:object-count="0" meta:page-count="1" meta:paragraph-count="10" meta:word-count="322" meta:character-count="2374" meta:non-whitespace-character-count="2062"/>
  </office:meta>
</office:document-meta>
</file>